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Pictures/10000000000002EE000003E847571215FB7C582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79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19.6cm" svg:height="2.629cm" svg:x="1.4cm" svg:y="0.628cm" presentation:class="title" presentation:user-transformed="true">
          <draw:text-box>
            <text:p>Wiederstand-Schaltungen</text:p>
          </draw:text-box>
        </draw:frame>
        <draw:frame presentation:style-name="pr2" draw:text-style-name="P1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Grundlagen</text:span></text:p>
              </text:list-item>
              <text:list-item>
                <text:p text:style-name="P1"><text:span text:style-name="T1">Repräsentation der Schaltungen</text:span></text:p>
              </text:list-item>
              <text:list-item>
                <text:p text:style-name="P1"><text:span text:style-name="T1">Eingabe</text:span></text:p>
              </text:list-item>
              <text:list-item>
                <text:p text:style-name="P1"><text:span text:style-name="T1">Einlesen</text:span></text:p>
              </text:list-item>
              <text:list-item>
                <text:p text:style-name="P1"><text:span text:style-name="T1">Rendering</text:span></text:p>
              </text:list-item>
              <text:list-item>
                <text:p text:style-name="P1"><text:span text:style-name="T1">Berechnung</text:span></text:p>
              </text:list-item>
              <text:list-item>
                <text:p text:style-name="P1"><text:span text:style-name="T1">Beispiele</text:span></text:p>
              </text:list-item>
            </text:list>
          </draw:text-box>
        </draw:frame>
        <draw:frame draw:style-name="gr1" draw:text-style-name="P2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3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7cm" svg:height="2.794cm" svg:x="0.5cm" svg:y="0.206cm" presentation:class="title" presentation:user-transformed="true">
          <draw:text-box>
            <text:p>Erstmal das Programm demonstrieren</text:p>
          </draw:text-box>
        </draw:frame>
        <draw:frame presentation:style-name="pr2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(die Folie ist nur dass ich es nicht vergesse.)</text:p>
              </text:list-header>
            </text:list>
          </draw:text-box>
        </draw:frame>
        <draw:frame draw:style-name="gr1" draw:text-style-name="P2" draw:layer="layout" svg:width="8.379cm" svg:height="10.866cm" svg:x="0cm" svg:y="5.134cm">
          <draw:image xlink:href="Pictures/10000000000002EE000003E847571215FB7C5827.jpg" xlink:type="simple" xlink:show="embed" xlink:actuate="onLoad" draw:mime-type="image/jpeg">
            <text:p/>
          </draw:image>
        </draw:frame>
        <draw:frame draw:style-name="gr2" draw:text-style-name="P3" draw:layer="layout" svg:width="6.636cm" svg:height="1.187cm" svg:x="18.5cm" svg:y="12.5cm">
          <draw:text-box>
            <text:p><text:a xlink:href="https://ulrich-rapp.de/stoff/fahrzeug/daten/ET_Ub_Ohm.pdf" xlink:type="simple">Aufgaben</text:a></text:p>
          </draw:text-box>
        </draw:frame>
        <draw:frame draw:style-name="gr2" draw:text-style-name="P3" draw:layer="layout" svg:width="5.471cm" svg:height="1.187cm" svg:x="10.029cm" svg:y="11.5cm">
          <draw:text-box>
            <text:p><text:a xlink:href="https://ln.topdf.de/physik/" xlink:type="simple">Projektseite</text:a></text:p>
          </draw:text-box>
        </draw:frame>
        <draw:frame draw:style-name="gr2" draw:text-style-name="P3" draw:layer="layout" svg:width="4.757cm" svg:height="1.187cm" svg:x="12.243cm" svg:y="7cm">
          <draw:text-box>
            <text:p><text:a xlink:href="https://ln.topdf.de/physik/assets/builds/schaltkreis.exe" xlink:type="simple">Programm</text:a></text:p>
          </draw:text-box>
        </draw:frame>
        <draw:frame draw:style-name="gr2" draw:text-style-name="P3" draw:layer="layout" svg:width="8.861cm" svg:height="1.187cm" svg:x="18.5cm" svg:y="6.5cm">
          <draw:text-box>
            <text:p><text:a xlink:href="https://ln.topdf.de/physik/assets/builds/circuits.zip" xlink:type="simple">Beispielschaltkreise</text:a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draw:frame presentation:style-name="pr5" draw:layer="layout" svg:width="25.199cm" svg:height="2.629cm" svg:x="1.4cm" svg:y="0.628cm" presentation:class="title">
          <draw:text-box>
            <text:p>Grundlagen</text:p>
          </draw:text-box>
        </draw:frame>
        <draw:frame presentation:style-name="pr6" draw:text-style-name="P7" draw:layer="layout" svg:width="25.199cm" svg:height="9.134cm" svg:x="1.4cm" svg:y="3.685cm" presentation:class="subtitle" presentation:user-transformed="true">
          <draw:text-box>
            <text:list text:style-name="L4">
              <text:list-item>
                <text:p text:style-name="P6">Ohmsches Gesetz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3-14T10:33:40.966000000</dc:date>
    <meta:editing-duration>PT18M21S</meta:editing-duration>
    <meta:editing-cycles>4</meta:editing-cycles>
    <meta:generator>LibreOffice/7.3.1.3$Windows_X86_64 LibreOffice_project/a69ca51ded25f3eefd52d7bf9a5fad8c90b87951</meta:generator>
    <meta:document-statistic meta:object-count="40"/>
  </office:meta>
</office:document-meta>
</file>